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6.0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b4ff" officeooo:paragraph-rsid="001eb4ff"/>
    </style:style>
    <style:style style:name="P2" style:family="paragraph" style:parent-style-name="Standard">
      <style:text-properties officeooo:rsid="002058ce" officeooo:paragraph-rsid="002058ce"/>
    </style:style>
    <style:style style:name="P3" style:family="paragraph" style:parent-style-name="Standard">
      <style:text-properties fo:font-weight="bold" officeooo:rsid="00223246" officeooo:paragraph-rsid="00223246" style:font-weight-asian="bold" style:font-weight-complex="bold"/>
    </style:style>
    <style:style style:name="P4" style:family="paragraph" style:parent-style-name="Standard">
      <style:text-properties fo:font-weight="bold" officeooo:rsid="0022dc0c" officeooo:paragraph-rsid="0022dc0c" style:font-weight-asian="bold" style:font-weight-complex="bold"/>
    </style:style>
    <style:style style:name="P5" style:family="paragraph" style:parent-style-name="Standard">
      <style:text-properties fo:font-weight="bold" officeooo:rsid="0028ea39" officeooo:paragraph-rsid="0028ea39" style:font-weight-asian="bold" style:font-weight-complex="bold"/>
    </style:style>
    <style:style style:name="P6" style:family="paragraph" style:parent-style-name="Standard">
      <style:text-properties fo:font-weight="normal" officeooo:rsid="00235176" officeooo:paragraph-rsid="00235176" style:font-weight-asian="normal" style:font-weight-complex="normal"/>
    </style:style>
    <style:style style:name="P7" style:family="paragraph" style:parent-style-name="Standard">
      <style:text-properties fo:font-weight="normal" officeooo:rsid="00248045" officeooo:paragraph-rsid="00248045" style:font-weight-asian="normal" style:font-weight-complex="normal"/>
    </style:style>
    <style:style style:name="P8" style:family="paragraph" style:parent-style-name="Standard">
      <style:text-properties fo:font-weight="normal" officeooo:rsid="0024ebee" officeooo:paragraph-rsid="0024ebee" style:font-weight-asian="normal" style:font-weight-complex="normal"/>
    </style:style>
    <style:style style:name="P9" style:family="paragraph" style:parent-style-name="Standard">
      <style:text-properties fo:font-weight="normal" officeooo:rsid="0025d2ff" officeooo:paragraph-rsid="0025d2ff" style:font-weight-asian="normal" style:font-weight-complex="normal"/>
    </style:style>
    <style:style style:name="P10" style:family="paragraph" style:parent-style-name="Standard">
      <style:text-properties fo:font-weight="normal" officeooo:rsid="0027783c" officeooo:paragraph-rsid="0027783c" style:font-weight-asian="normal" style:font-weight-complex="normal"/>
    </style:style>
    <style:style style:name="P11" style:family="paragraph" style:parent-style-name="Standard">
      <style:text-properties fo:font-weight="normal" officeooo:rsid="00279b6e" officeooo:paragraph-rsid="00279b6e" style:font-weight-asian="normal" style:font-weight-complex="normal"/>
    </style:style>
    <style:style style:name="P12" style:family="paragraph" style:parent-style-name="Standard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cdb44" officeooo:paragraph-rsid="002cdb44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e04bf" officeooo:paragraph-rsid="002e04b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f7b22" officeooo:paragraph-rsid="002f7b22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2bba2" officeooo:paragraph-rsid="0032bba2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weight="normal" officeooo:rsid="00208270" officeooo:paragraph-rsid="002058ce" style:font-weight-asian="normal" style:font-weight-complex="normal"/>
    </style:style>
    <style:style style:name="P19" style:family="paragraph" style:parent-style-name="Standard">
      <style:text-properties fo:font-weight="normal" officeooo:rsid="00223246" officeooo:paragraph-rsid="00223246" style:font-weight-asian="normal" style:font-weight-complex="normal"/>
    </style:style>
    <style:style style:name="P20" style:family="paragraph" style:parent-style-name="Standard" style:list-style-name="L1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35176" officeooo:paragraph-rsid="0023517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48045" officeooo:paragraph-rsid="0024804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ebee" officeooo:paragraph-rsid="0024ebe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7783c" officeooo:paragraph-rsid="0027783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9b6e" officeooo:paragraph-rsid="00279b6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8ea39" officeooo:paragraph-rsid="0028ea3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bc6df" officeooo:paragraph-rsid="002bc6d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e04bf" officeooo:paragraph-rsid="002cdb4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f2f3a" officeooo:paragraph-rsid="002e04bf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2bba2" officeooo:paragraph-rsid="0032bba2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style:text-properties fo:font-style="normal" fo:font-weight="bold" officeooo:rsid="0028ea39" officeooo:paragraph-rsid="0028ea39" style:font-style-asian="normal" style:font-weight-asian="bold" style:font-style-complex="normal" style:font-weight-complex="bold"/>
    </style:style>
    <style:style style:name="P37" style:family="paragraph" style:parent-style-name="Standard" style:list-style-name="L3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38" style:family="paragraph" style:parent-style-name="Standard" style:list-style-name="L5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32bba2" officeooo:paragraph-rsid="0032bba2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3310c7" officeooo:paragraph-rsid="003310c7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3b5d50" officeooo:paragraph-rsid="003b5d50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3c60cd" officeooo:paragraph-rsid="003c60c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bold" officeooo:rsid="003f981e" officeooo:paragraph-rsid="003f981e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bold" officeooo:rsid="003f981e" officeooo:paragraph-rsid="003f981e" style:font-style-asian="normal" style:font-weight-asian="bold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c7a5" officeooo:paragraph-rsid="003cc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c83" officeooo:paragraph-rsid="003d4c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bc9c" officeooo:paragraph-rsid="003eb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8b75" officeooo:paragraph-rsid="00358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8b75" officeooo:paragraph-rsid="00358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dbc4" officeooo:paragraph-rsid="0036db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dbc4" officeooo:paragraph-rsid="0036db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dbc4" officeooo:paragraph-rsid="0036db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b245" officeooo:paragraph-rsid="0038b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b245" officeooo:paragraph-rsid="0038b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c929" officeooo:paragraph-rsid="0039c9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270" style:font-weight-asian="bold" style:font-weight-complex="bold"/>
    </style:style>
    <style:style style:name="T3" style:family="text">
      <style:text-properties fo:font-weight="bold" officeooo:rsid="00358b7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8270" style:font-weight-asian="normal" style:font-weight-complex="normal"/>
    </style:style>
    <style:style style:name="T6" style:family="text">
      <style:text-properties fo:font-weight="normal" officeooo:rsid="002087b5" style:font-weight-asian="normal" style:font-weight-complex="normal"/>
    </style:style>
    <style:style style:name="T7" style:family="text">
      <style:text-properties fo:font-weight="normal" officeooo:rsid="002e04bf" style:font-weight-asian="normal" style:font-weight-complex="normal"/>
    </style:style>
    <style:style style:name="T8" style:family="text">
      <style:text-properties fo:font-weight="normal" officeooo:rsid="002f2f3a" style:font-weight-asian="normal" style:font-weight-complex="normal"/>
    </style:style>
    <style:style style:name="T9" style:family="text">
      <style:text-properties fo:font-weight="normal" officeooo:rsid="003cc7a5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7783c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358b75"/>
    </style:style>
    <style:style style:name="T18" style:family="text">
      <style:text-properties officeooo:rsid="003cc7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<text:span text:style-name="T1">alteração de alíquotas </text:span><text:span text:style-name="T4">do II </text:span><text:span text:style-name="T6">e do IE </text:span><text:span text:style-name="T4">compete à </text:span><text:span text:style-name="T1">CAMEX</text:span><text:span text:style-name="T4">, </text:span><text:span text:style-name="T5">mediante </text:span><text:span text:style-name="T2">resolução</text:span><text:span text:style-name="T5">.</text:span></text:p>
      <text:p text:style-name="P18"/>
      <text:p text:style-name="P3">Atenção!<text:span text:style-name="T4"> Se uma questão disser que a CAMEX fixa a alíquota dos </text:span>tributos<text:span text:style-name="T4"> incidentes sobre o comércio exterior, ela estará </text:span><text:span text:style-name="T10">errada</text:span><text:span text:style-name="T4">, pois sobre o comércio exterior incidem vários outros tributos além do II e do IE.</text:span></text:p>
      <text:p text:style-name="P19"/>
      <text:p text:style-name="P4">Mercadoria<text:span text:style-name="T4"> é todo</text:span><text:span text:style-name="T15"> bem suscetível de um </text:span><text:span text:style-name="T13">destino aduaneiro</text:span><text:span text:style-name="T15">:</text:span></text:p>
      <text:list xml:id="list3027260126" text:style-name="L1">
        <text:list-item>
          <text:p text:style-name="P20">admissão em regime aduaneiro especial;</text:p>
        </text:list-item>
        <text:list-item>
          <text:p text:style-name="P20">retorno ao exterior;</text:p>
        </text:list-item>
        <text:list-item>
          <text:p text:style-name="P20">abandono; ou</text:p>
        </text:list-item>
        <text:list-item>
          <text:p text:style-name="P20">destruição.</text:p>
        </text:list-item>
      </text:list>
      <text:p text:style-name="P21"/>
      <text:p text:style-name="P6"><text:span text:style-name="T13">Na </text:span><text:span text:style-name="T16">CF</text:span><text:span text:style-name="T13"> → II e IE → </text:span><text:span text:style-name="T16">produto</text:span></text:p>
      <text:p text:style-name="P6"><text:span text:style-name="T13">No </text:span><text:span text:style-name="T16">RA</text:span><text:span text:style-name="T13"> → II e IE → </text:span><text:span text:style-name="T16">mercadoria</text:span></text:p>
      <text:p text:style-name="P22"/>
      <text:p text:style-name="P7"><text:span text:style-name="T13">Apesar disso, conclui-se, por análise sistemática da legislação, que o II e o IE incidem sobre </text:span><text:span text:style-name="T16">bens</text:span><text:span text:style-name="T13">.</text:span></text:p>
      <text:p text:style-name="P23"/>
      <text:p text:style-name="P8"><text:span text:style-name="T13">Na prova, considerar a </text:span><text:span text:style-name="T16">literalidade</text:span><text:span text:style-name="T13"> da CF e do RA como </text:span><text:span text:style-name="T16">correta</text:span><text:span text:style-name="T13">.</text:span></text:p>
      <text:p text:style-name="P8"><text:span text:style-name="T13">Se a questão adentrar </text:span><text:span text:style-name="T16">doutrina</text:span><text:span text:style-name="T13">, pode-se considerar como </text:span><text:span text:style-name="T16">correta</text:span><text:span text:style-name="T13"> se for citado o termo </text:span><text:span text:style-name="T16">bens</text:span><text:span text:style-name="T13">.</text:span></text:p>
      <text:p text:style-name="P24"/>
      <text:p text:style-name="P9"><text:span text:style-name="T13">Produto </text:span><text:span text:style-name="T16">nacional</text:span><text:span text:style-name="T13"> → fabricado no Brasil ou transformado substancialmente no Brasil.</text:span></text:p>
      <text:p text:style-name="P9"><text:span text:style-name="T13">Produto </text:span><text:span text:style-name="T16">estrangeiro</text:span><text:span text:style-name="T13"> → </text:span><text:span text:style-name="T14">originário do exterior, observadas as regras de origem.</text:span></text:p>
      <text:p text:style-name="P10"><text:span text:style-name="T13">Produto </text:span><text:span text:style-name="T16">nacionalizado</text:span><text:span text:style-name="T13"> → estrangeiro importado com ânimo de definitividade.</text:span></text:p>
      <text:p text:style-name="P10"><text:span text:style-name="T13">Produto </text:span><text:span text:style-name="T16">desnacionalizado</text:span><text:span text:style-name="T13"> → nacional/nacionalizado exportado com ânimo de definitividade.</text:span></text:p>
      <text:p text:style-name="P25"/>
      <text:p text:style-name="P11"><text:span text:style-name="T13">A </text:span><text:span text:style-name="T16">reimportação</text:span><text:span text:style-name="T13"> é o retorno de uma exportação </text:span><text:span text:style-name="T16">temporária</text:span><text:span text:style-name="T13">.</text:span></text:p>
      <text:p text:style-name="P26"/>
      <text:p text:style-name="P5"><text:span text:style-name="T13">BC</text:span><text:span text:style-name="T15">:</text:span></text:p>
      <text:list xml:id="list3810018741" text:style-name="L2">
        <text:list-item>
          <text:p text:style-name="P36">alíquota <text:span text:style-name="T11">ad valorem</text:span><text:span text:style-name="T12"> → </text:span><text:span text:style-name="T4">valor aduaneiro, apurado segundo Artigo VII do GATT;</text:span></text:p>
        </text:list-item>
        <text:list-item>
          <text:p text:style-name="P36">alíquota específica<text:span text:style-name="T4"> → quantidade de mercadoria expressa na unidade de medida estabelecida.</text:span></text:p>
        </text:list-item>
      </text:list>
      <text:p text:style-name="P27"/>
      <text:p text:style-name="P12"><text:span text:style-name="T4">A alíquota aplicável é aquela que </text:span>estiver em vigor na data da ocorrência do FG<text:span text:style-name="T4">.</text:span></text:p>
      <text:list xml:id="list496899554" text:style-name="L3">
        <text:list-item>
          <text:p text:style-name="P37"><text:span text:style-name="T4">RA → valores expressos em moeda estrangeira devem ser convertidos em moeda nacional à </text:span>taxa de câmbio vigente na data em que se considerar ocorrido o FG<text:span text:style-name="T4">;</text:span></text:p>
        </text:list-item>
        <text:list-item>
          <text:p text:style-name="P37"><text:span text:style-name="T4">Decisão CMC 13/2007 → a taxa de câmbio passou a ser a taxa diária estabelecida pelo BACEN ou autoridade monetária central de cada Estado Parte, tomando-se a </text:span>taxa vigente no fechamento do dia anterior ao da data da numeração do despacho de importação<text:span text:style-name="T4">.</text:span></text:p>
        </text:list-item>
      </text:list>
      <text:p text:style-name="P28"/>
      <text:p text:style-name="P13"><text:span text:style-name="T4">O </text:span>II<text:span text:style-name="T4"> é pago na </text:span>data do registro da DI<text:span text:style-name="T4">. </text:span><text:span text:style-name="T7">O Ministro da Fazenda poderá fixar outros momentos para o pagamento do imposto.</text:span></text:p>
      <text:p text:style-name="P29"/>
      <text:p text:style-name="P14"><text:span text:style-name="T4">O </text:span>depósito para garantia<text:span text:style-name="T4"> de qualquer natureza será feito na </text:span>CEF<text:span text:style-name="T4">, </text:span><text:span text:style-name="T8">na forma da legislação específica.</text:span></text:p>
      <text:p text:style-name="P30"/>
      <text:p text:style-name="P15"><text:span text:style-name="T8">C</text:span><text:span text:style-name="T4">onsiderar </text:span>corretas<text:span text:style-name="T4"> as seguintes assertivas:</text:span></text:p>
      <text:list xml:id="list1555055397" text:style-name="L4">
        <text:list-item>
          <text:p text:style-name="P31">o FG do II é a entrada de mercadoria estrangeira no território aduaneiro (nacional);</text:p>
        </text:list-item>
        <text:list-item>
          <text:p text:style-name="P31">o FG do II considera-se ocorrido na data do registro da DI.</text:p>
        </text:list-item>
      </text:list>
      <text:p text:style-name="P32"/>
      <text:p text:style-name="P16"><text:soft-page-break/><text:span text:style-name="T4">Nas situações em que não se faz o registro da DI, considera-se ocorrido o FG do II </text:span>no dia do lançamento do CT<text:span text:style-name="T4">. Essas situações são:</text:span></text:p>
      <text:list xml:id="list204327452" text:style-name="L5">
        <text:list-item>
          <text:p text:style-name="P38"><text:span text:style-name="T4">remessa postal internacional </text:span>não<text:span text:style-name="T4"> sujeitos ao regime de importação comum;</text:span></text:p>
        </text:list-item>
        <text:list-item>
          <text:p text:style-name="P33">bagagens, acompanhadas ou desacompanhadas;</text:p>
        </text:list-item>
        <text:list-item>
          <text:p text:style-name="P33">extravio de mercadoria constante em manifesto de carga verificado pela autoridade aduaneira;</text:p>
        </text:list-item>
        <text:list-item>
          <text:p text:style-name="P33">mercadoria estrangeira que não haja sido objeto de DI, quando for consumida ou revendida, ou não seja localizada.</text:p>
        </text:list-item>
      </text:list>
      <text:p text:style-name="P34"/>
      <text:p text:style-name="P17"><text:span text:style-name="T4">Considera-se ocorrido o FG do II </text:span>na data do vencimento do prazo de permanência da mercadoria em recinto alfandegado<text:span text:style-name="T4">, se iniciado o respectivo despacho aduaneiro </text:span>antes<text:span text:style-name="T4"> de aplicada a pena de perdimento da mercadoria.</text:span></text:p>
      <text:p text:style-name="P35"/>
      <text:p text:style-name="P17"><text:span text:style-name="T4">Considera-se ocorrido o FG do II </text:span>na data do registro da declaração de admissão temporária para utilização econômica<text:span text:style-name="T4">.</text:span></text:p>
      <text:p text:style-name="P17"><text:span text:style-name="T4"/></text:p>
      <text:p text:style-name="P40"><text:span text:style-name="T4">Considera-se ocorrido o FG do II </text:span>na data do registro da DI<text:span text:style-name="T4">, quando a mercadoria é despachada para consumo (importada a título definitivo).</text:span></text:p>
      <text:p text:style-name="P40"><text:span text:style-name="T4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5"><text:span text:style-name="T1">Regime de tributação simplificada</text:span>:</text:p>
            <text:list xml:id="list1797292929" text:style-name="L6">
              <text:list-item>
                <text:p text:style-name="P46">importações de bens pelos correios, cias aéreas, <text:span text:style-name="T11">courier</text:span>, presentes recebidos do exterior e compras pela Internet;</text:p>
              </text:list-item>
              <text:list-item>
                <text:p text:style-name="P46">valor máximo: US$ 3.000,00;</text:p>
              </text:list-item>
              <text:list-item>
                <text:p text:style-name="P46">alíquota do II: 60%;</text:p>
              </text:list-item>
              <text:list-item>
                <text:p text:style-name="P46">remessas de até US$ 50,00 estão isentas, desde que seja por serviço postal e remetente e destinatários sejam PF;</text:p>
              </text:list-item>
              <text:list-item>
                <text:p text:style-name="P47">bebidas alcoólicas, fumo e tabacos <text:span text:style-name="T1">não</text:span> se sujeitam à tributação simplificada;</text:p>
              </text:list-item>
              <text:list-item>
                <text:p text:style-name="P47"><text:span text:style-name="T3">não</text:span><text:span text:style-name="T17"> há o registro da DI</text:span>.</text:p>
              </text:list-item>
            </text:list>
            <text:p text:style-name="P45"/>
            <text:p text:style-name="P51">Regime de tributação comum<text:span text:style-name="T4">:</text:span></text:p>
            <text:list xml:id="list2936979554" text:style-name="L7">
              <text:list-item>
                <text:p text:style-name="P52"><text:span text:style-name="T4">para valores superiores a US$ 3.000,00;</text:span></text:p>
              </text:list-item>
              <text:list-item>
                <text:p text:style-name="P52"><text:span text:style-name="T4">para bebidas alcoólicas, fumo e tabaco;</text:span></text:p>
              </text:list-item>
              <text:list-item>
                <text:p text:style-name="P52"><text:span text:style-name="T4">obrigatório o registro da DI.</text:span></text:p>
              </text:list-item>
            </text:list>
          </table:table-cell>
        </table:table-row>
      </table:table>
      <text:p text:style-name="P40"><text:span text:style-name="T4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53">Bagagem acompanhada<text:span text:style-name="T4">:</text:span></text:p>
            <text:list xml:id="list2187682607" text:style-name="L8">
              <text:list-item>
                <text:p text:style-name="P54"><text:span text:style-name="T4">bens que o viajante traz consigo no mesmo meio de transporte em que realiza a viagem;</text:span></text:p>
              </text:list-item>
              <text:list-item>
                <text:p text:style-name="P54"><text:span text:style-name="T4">não estão amparadas por conhecimento de embarque ou documento equivalente.</text:span></text:p>
              </text:list-item>
            </text:list>
            <text:p text:style-name="P53"><text:span text:style-name="T4"/></text:p>
            <text:p text:style-name="P53">Bagagem desacompanhada<text:span text:style-name="T4">:</text:span></text:p>
            <text:list xml:id="list4009508990" text:style-name="L9">
              <text:list-item>
                <text:p text:style-name="P55"><text:span text:style-name="T4">bens que chegam ao país ou vão ao exterior em decorrência da viagem do indivíduo;</text:span></text:p>
              </text:list-item>
              <text:list-item>
                <text:p text:style-name="P55"><text:span text:style-name="T4">estão amparados por conhecimento de carga.</text:span></text:p>
              </text:list-item>
            </text:list>
          </table:table-cell>
        </table:table-row>
      </table:table>
      <text:p text:style-name="P40"><text:span text:style-name="T4"/></text:p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56">4 tratamentos possíveis aos bens trazidos ao país por viajantes<text:span text:style-name="T4">:</text:span></text:p>
            <text:p text:style-name="P56"><text:span text:style-name="T4"/></text:p>
            <text:p text:style-name="P56"><text:span text:style-name="T4">1) </text:span>Isenção<text:span text:style-name="T4">:</text:span></text:p>
            <text:list xml:id="list534790130" text:style-name="L10">
              <text:list-item>
                <text:p text:style-name="P57"><text:span text:style-name="T4">livros, folhetos e periódicos;</text:span></text:p>
              </text:list-item>
              <text:list-item>
                <text:p text:style-name="P57"><text:span text:style-name="T4">bens de uso ou consumo pessoal;</text:span></text:p>
              </text:list-item>
              <text:list-item>
                <text:p text:style-name="P57"><text:span text:style-name="T4">outros bens, observado os limites:</text:span></text:p>
                <text:list>
                  <text:list-item>
                    <text:p text:style-name="P57"><text:span text:style-name="T4">ingresso por via marítima ou aérea → US$ 500,00;</text:span></text:p>
                  </text:list-item>
                  <text:list-item>
                    <text:p text:style-name="P57"><text:soft-page-break/><text:span text:style-name="T4">ingresso por via terrestre, fluvial ou lacustre → US$ 300,00.</text:span></text:p>
                  </text:list-item>
                </text:list>
              </text:list-item>
            </text:list>
            <text:p text:style-name="P56"><text:span text:style-name="T4"/></text:p>
            <text:p text:style-name="P56"><text:span text:style-name="T4">2)</text:span> Regime de tributação especial<text:span text:style-name="T4">:</text:span></text:p>
            <text:list xml:id="list3325624896" text:style-name="L11">
              <text:list-item>
                <text:p text:style-name="P58"><text:span text:style-name="T4">aplicável aos bens que se enquadrem no conceito de </text:span>bagagem<text:span text:style-name="T4">;</text:span></text:p>
              </text:list-item>
              <text:list-item>
                <text:p text:style-name="P58"><text:span text:style-name="T4">incidência apenas do II com alíquota de 50% sobre o que exceder o limite;</text:span></text:p>
              </text:list-item>
              <text:list-item>
                <text:p text:style-name="P58"><text:span text:style-name="T4">não há registro da DI – o FG ocorre no lançamento.</text:span></text:p>
              </text:list-item>
            </text:list>
            <text:p text:style-name="P56"><text:span text:style-name="T4"/></text:p>
            <text:p text:style-name="P56"><text:span text:style-name="T4">3) </text:span>Regime de importação comum<text:span text:style-name="T4">:</text:span></text:p>
            <text:list xml:id="list1570142028" text:style-name="L12">
              <text:list-item>
                <text:p text:style-name="P59"><text:span text:style-name="T4">para bens que </text:span>não<text:span text:style-name="T4"> se enquadrem no conceito de bagagem;</text:span></text:p>
              </text:list-item>
              <text:list-item>
                <text:p text:style-name="P60"><text:span text:style-name="T4">o II incide com a alíquota prevista na TEC;</text:span></text:p>
              </text:list-item>
              <text:list-item>
                <text:p text:style-name="P60"><text:span text:style-name="T4">há registro da DI, logo é quando se considera ocorrido o FG.</text:span></text:p>
              </text:list-item>
            </text:list>
            <text:p text:style-name="P61"><text:span text:style-name="T4"/></text:p>
            <text:p text:style-name="P61"><text:span text:style-name="T4">4) </text:span>Perdimento<text:span text:style-name="T4">:</text:span></text:p>
            <text:list xml:id="list435020788" text:style-name="L13">
              <text:list-item>
                <text:p text:style-name="P62"><text:span text:style-name="T4">aplicável aos bens que não podem ser trazidos ao País.</text:span></text:p>
              </text:list-item>
            </text:list>
          </table:table-cell>
        </table:table-row>
      </table:table>
      <text:p text:style-name="P40"><text:span text:style-name="T4"/></text:p>
      <text:p text:style-name="P41"><text:span text:style-name="T4">Se o extravio de </text:span>mercadorias a granel<text:span text:style-name="T4"> for </text:span>superior a 1%<text:span text:style-name="T4">, o II será exigido em relação à </text:span>integralidade das mercadorias estraviadas<text:span text:style-name="T4">. Quem pagará o II será o </text:span>responsável<text:span text:style-name="T4"> (transportador ou depositário), e não o importador. Ao contrário, por já ter feito o recolhimento do II no momento do registro da DI, o </text:span>importador fará jus à restituição<text:span text:style-name="T4"> dos valores relativos a esse imposto.</text:span></text:p>
      <text:p text:style-name="P41"><text:span text:style-name="T4"/></text:p>
      <text:p text:style-name="P42">Avaria de mercadoria<text:span text:style-name="T4"> → redução do montante tributável → importador fará jus à restituição do valor que foi pago a maior (montante relativo ao prejuízo) → RFB cobrará do </text:span>responsável<text:span text:style-name="T4"> (transportador ou depositário) o II incidente sobre o valor do prejuízo →</text:span><text:span text:style-name="T9"> autoridade aduaneira lavra auto de infração → FG considera-se ocorrido </text:span><text:span text:style-name="T18">no momento do lançamento do CT</text:span><text:span text:style-name="T9">.</text:span></text:p>
      <text:p text:style-name="P42"><text:span text:style-name="T9"/></text:p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3">Abandono <text:span text:style-name="T4">de mercadorias que permanecerem em recinto alfandegado sem que seu despacho de importação seja iniciado:</text:span></text:p>
          </table:table-cell>
          <table:covered-table-cell/>
        </table:table-row>
        <table:table-row>
          <table:table-cell table:style-name="Table4.A2" office:value-type="string">
            <text:p text:style-name="P64">90 dias</text:p>
          </table:table-cell>
          <table:table-cell table:style-name="Table4.B2" office:value-type="string">
            <text:p text:style-name="P48">Da sua descarga;</text:p>
            <text:p text:style-name="P48">Do recebimento do aviso de chegada da RPI por importação <text:span text:style-name="T1">comum</text:span>.</text:p>
          </table:table-cell>
        </table:table-row>
        <table:table-row>
          <table:table-cell table:style-name="Table4.A2" office:value-type="string">
            <text:p text:style-name="P64">60 dias</text:p>
          </table:table-cell>
          <table:table-cell table:style-name="Table4.B2" office:value-type="string">
            <text:p text:style-name="P49">Da notificação do titular da RFB para que se promova o despacho da mercadoria.</text:p>
          </table:table-cell>
        </table:table-row>
        <table:table-row>
          <table:table-cell table:style-name="Table4.A2" office:value-type="string">
            <text:p text:style-name="P64">45 dias</text:p>
          </table:table-cell>
          <table:table-cell table:style-name="Table4.B2" office:value-type="string">
            <text:p text:style-name="P48">Após esgotar-se o prazo de sua permanência em regime de entreposto aduaneiro;</text:p>
            <text:p text:style-name="P48">Após esgotar-se o prazo de sua permanência em recinto alfandegado de zona secundária;</text:p>
            <text:list xml:id="list2536355406" text:style-name="L14">
              <text:list-item>
                <text:p text:style-name="P50">esse prazo de permanência na zona secundária é de <text:span text:style-name="T1">75 dias</text:span>, contados da entrada da mercadoria no recinto.</text:p>
              </text:list-item>
            </text:list>
            <text:p text:style-name="P48">Da sua chegada ao País, trazida do exterior como bagagem, acompanhada ou não.</text:p>
          </table:table-cell>
        </table:table-row>
      </table:table>
      <text:p text:style-name="P42"><text:span text:style-name="T9"/></text:p>
      <text:p text:style-name="P43"><text:span text:style-name="T9">R</text:span><text:span text:style-name="T4">A, Art. 74. </text:span>Não<text:span text:style-name="T4"> constitui FG do II a entrada no território aduaneiro:</text:span></text:p>
      <text:p text:style-name="P43"><text:span text:style-name="T4">I – do pescado capturado fora das águas territoriais do País, por empresa localizada no seu território, desde que satisfeitas as exigências que regulam a atividade pesqueira; e</text:span></text:p>
      <text:p text:style-name="P43"><text:span text:style-name="T4">II – de mercadoria à qual tenha sido aplicado o regime de exportação temporária, ainda que descumprido o regime.</text:span></text:p>
      <text:p text:style-name="P44"><text:span text:style-name="T4"/></text:p>
      <text:p text:style-name="P4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b4ff" officeooo:paragraph-rsid="001eb4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Tributação sobre o comércio exterior. Imposto de impor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57:35.055169102</meta:creation-date>
    <dc:date>2018-04-01T11:46:11.697000000</dc:date>
    <meta:editing-duration>PT1H39M4S</meta:editing-duration>
    <meta:editing-cycles>37</meta:editing-cycles>
    <meta:generator>LibreOffice/6.0.1.1$Windows_X86_64 LibreOffice_project/60bfb1526849283ce2491346ed2aa51c465abfe6</meta:generator>
    <meta:document-statistic meta:table-count="4" meta:image-count="0" meta:object-count="0" meta:page-count="3" meta:paragraph-count="87" meta:word-count="1109" meta:character-count="6526" meta:non-whitespace-character-count="5540"/>
  </office:meta>
</office:document-meta>
</file>